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Arial"/>
    </style:style>
    <style:style style:name="P5" style:family="paragraph" style:parent-style-name="Standard" style:list-style-name="L2">
      <style:text-properties style:font-name="Arial"/>
    </style:style>
    <style:style style:name="P6" style:family="paragraph" style:parent-style-name="Standard" style:list-style-name="L3">
      <style:text-properties style:font-name="Arial"/>
    </style:style>
    <style:style style:name="P7" style:family="paragraph" style:parent-style-name="Standard" style:list-style-name="L4">
      <style:text-properties style:font-name="Arial"/>
    </style:style>
    <style:style style:name="P8" style:family="paragraph" style:parent-style-name="Standard" style:list-style-name="L5">
      <style:text-properties style:font-name="Arial"/>
    </style:style>
    <style:style style:name="P9" style:family="paragraph" style:parent-style-name="Standard" style:list-style-name="L6">
      <style:text-properties style:font-name="Arial"/>
    </style:style>
    <style:style style:name="P10" style:family="paragraph" style:parent-style-name="Standard" style:list-style-name="L7">
      <style:text-properties style:font-name="Arial" fo:font-weight="normal" style:font-weight-asian="normal" style:font-weight-complex="normal"/>
    </style:style>
    <style:style style:name="P11" style:family="paragraph" style:parent-style-name="Standard" style:list-style-name="L8">
      <style:text-properties style:font-name="Arial" fo:font-weight="normal" style:font-weight-asian="normal" style:font-weight-complex="normal"/>
    </style:style>
    <style:style style:name="P12" style:family="paragraph" style:parent-style-name="Standard" style:list-style-name="L9">
      <style:text-properties style:font-name="Arial" fo:font-weight="normal" style:font-weight-asian="normal" style:font-weight-complex="normal"/>
    </style:style>
    <style:style style:name="P13" style:family="paragraph" style:parent-style-name="Standard" style:list-style-name="L5">
      <style:paragraph-properties fo:background-color="#ffffff">
        <style:background-image/>
      </style:paragraph-properties>
      <style:text-properties style:font-name="Arial"/>
    </style:style>
    <style:style style:name="T1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nce 12/26 release:</text:p>
      <text:list xml:id="list4132907330958072938" text:style-name="L1">
        <text:list-item>
          <text:p text:style-name="P4">Added Logistical Loading/Unloading of CRRCs</text:p>
        </text:list-item>
        <text:list-item>
          <text:p text:style-name="P4">Added cabin light operation during helocasting (RHS assets with AI pilots only)</text:p>
        </text:list-item>
        <text:list-item>
          <text:p text:style-name="P4">Added feature to return aircraft to the height it was flying at when prepHelocast is called</text:p>
        </text:list-item>
        <text:list-item>
          <text:p text:style-name="P4">Added jump animations</text:p>
        </text:list-item>
        <text:list-item>
          <text:p text:style-name="P4">Boats locked while loaded on Aircraft</text:p>
        </text:list-item>
        <text:list-item>
          <text:p text:style-name="P4">Added UH-60 door animations</text:p>
        </text:list-item>
      </text:list>
      <text:p text:style-name="P1"/>
      <text:list xml:id="list37653923" text:continue-numbering="true" text:style-name="L1">
        <text:list-item>
          <text:p text:style-name="P4">Fixed issue where unsupported helos may see helocast actions</text:p>
        </text:list-item>
      </text:list>
      <text:p text:style-name="P1"/>
      <text:list xml:id="list37633798" text:continue-numbering="true" text:style-name="L1">
        <text:list-item>
          <text:p text:style-name="P4">Confirmed interoperabilty with Feint's Paddle Mod</text:p>
        </text:list-item>
      </text:list>
      <text:p text:style-name="P1"/>
      <text:p text:style-name="P2">Since 12/27 release:</text:p>
      <text:list xml:id="list1470317762519297284" text:style-name="L2">
        <text:list-item>
          <text:p text:style-name="P5">Added - CUP US H-60 Series Support</text:p>
        </text:list-item>
        <text:list-item>
          <text:p text:style-name="P5">Added - CUP MH-47 Support</text:p>
        </text:list-item>
        <text:list-item>
          <text:p text:style-name="P5">Added – CUP US CH-53E Support</text:p>
        </text:list-item>
        <text:list-item>
          <text:p text:style-name="P5">Added - altOffset feature: some helo models have a significant alitutde offset when commanded to the same altitude as other helicopters</text:p>
        </text:list-item>
        <text:list-item>
          <text:p text:style-name="P5">Added – testBoat function: facilitates helping find boat palcement and getting helo classnames.</text:p>
        </text:list-item>
      </text:list>
      <text:p text:style-name="P1"/>
      <text:list xml:id="list37650984" text:continue-numbering="true" text:style-name="L2">
        <text:list-item>
          <text:p text:style-name="P5">Fixed – Better disabling of rubber boats damaging helos</text:p>
        </text:list-item>
        <text:list-item>
          <text:p text:style-name="P5">Fixed – Better handling of collision prevention between boats and helos during casting</text:p>
        </text:list-item>
        <text:list-item>
          <text:p text:style-name="P5">Fixed – Direction of jumpers when casting</text:p>
        </text:list-item>
      </text:list>
      <text:p text:style-name="P1"/>
      <text:p text:style-name="P2">Since 12/28 0220 release:</text:p>
      <text:list xml:id="list5738767301019558776" text:style-name="L3">
        <text:list-item>
          <text:p text:style-name="P6">Added – Support for ZodiacCRRCboat (<text:a xlink:type="simple" xlink:href="http://www.armaholic.com/page.php?id=27272" text:style-name="Internet_20_link" text:visited-style-name="Visited_20_Internet_20_Link">http://www.armaholic.com/page.php?id=27272</text:a>)</text:p>
        </text:list-item>
        <text:list-item>
          <text:p text:style-name="P6">Added – diag_log output to detail when a helicopter is not supported</text:p>
        </text:list-item>
        <text:list-item>
          <text:p text:style-name="P6">Fixed – More modular code for selecting acceptable boats</text:p>
        </text:list-item>
      </text:list>
      <text:p text:style-name="P1"/>
      <text:p text:style-name="P2">Since 12/28 1440 release:</text:p>
      <text:list xml:id="list6168354084300104296" text:style-name="L4">
        <text:list-item>
          <text:p text:style-name="P7">Added – EriJ H-60 Support</text:p>
        </text:list-item>
        <text:list-item>
          <text:p text:style-name="P7">Added – EricJ H-92 Support</text:p>
        </text:list-item>
        <text:list-item>
          <text:p text:style-name="P7">Added – EricJ CH-67 Support</text:p>
        </text:list-item>
        <text:list-item>
          <text:p text:style-name="P7">Added – jumpOffset system to address aircraft geometry issues</text:p>
        </text:list-item>
      </text:list>
      <text:p text:style-name="P1"/>
      <text:p text:style-name="P2">Since 12/28 2003 release:</text:p>
      <text:list xml:id="list981399117364063815" text:style-name="L5">
        <text:list-item>
          <text:p text:style-name="P8">Added – Konyo MH-47 Support</text:p>
        </text:list-item>
        <text:list-item>
          <text:p text:style-name="P13">Adde<text:span text:style-name="T3">d</text:span><text:span text:style-name="T2"> – </text:span><text:span text:style-name="T1">Boeing Konyo MH47G SOAR</text:span></text:p>
        </text:list-item>
        <text:list-item>
          <text:p text:style-name="P8">Added – CUP CV-22 Support (Although AI won't slow down enough to helocast and I couldn't figure out how to either)</text:p>
        </text:list-item>
        <text:list-item>
          <text:p text:style-name="P8">Added – Vanilla Blackfish Support (Although AI won't slow down enough to helocast and I couldn't figure out how to either)</text:p>
        </text:list-item>
        <text:list-item>
          <text:p text:style-name="P8">Added – OPTRE Pelican Support</text:p>
        </text:list-item>
        <text:list-item>
          <text:p text:style-name="P8">Added – RHS MH-47 ramp animations</text:p>
        </text:list-item>
        <text:list-item>
          <text:p text:style-name="P8">Added – More robust rampDoor function to handle opening and closing of ramps and doors</text:p>
        </text:list-item>
        <text:list-item>
          <text:p text:style-name="P8"><text:soft-page-break/>Added – rampInvert system to handle assets whose animations are "backwards" (e.g. The A2 MH-47 ports)</text:p>
        </text:list-item>
        <text:list-item>
          <text:p text:style-name="P8">Added – Support for planes so VTOLs can be support</text:p>
        </text:list-item>
      </text:list>
      <text:p text:style-name="P1"/>
      <text:p text:style-name="P2">Since 12/29 0153 release:</text:p>
      <text:list xml:id="list3416414560266378067" text:style-name="L6">
        <text:list-item>
          <text:p text:style-name="P9">Added – Change to config so characters trigger splash effects at a velocity of 6 instead of 8</text:p>
        </text:list-item>
      </text:list>
      <text:p text:style-name="P1"/>
      <text:p text:style-name="P2">Since 12/29 1853 release:</text:p>
      <text:list xml:id="list7667733077119777415" text:style-name="L7">
        <text:list-item>
          <text:p text:style-name="P10">Added – Ability to choose boat type to be spawned in Eden</text:p>
        </text:list-item>
      </text:list>
      <text:p text:style-name="P3"/>
      <text:p text:style-name="P2">Since 12/30 1915 release:</text:p>
      <text:list xml:id="list1175206280070211529" text:style-name="L8">
        <text:list-item>
          <text:p text:style-name="P11">Added - Missing NATO Assault Boat to spawn list</text:p>
        </text:list-item>
        <text:list-item>
          <text:p text:style-name="P11">Updated boat coordinates for the RHS CH-47 series</text:p>
        </text:list-item>
      </text:list>
      <text:p text:style-name="P3"/>
      <text:p text:style-name="P2">Since 12/31 1236 release:</text:p>
      <text:list xml:id="list5404992452164824536" text:style-name="L9">
        <text:list-item>
          <text:p text:style-name="P12">Added – nonFlightCrew function to detect all non flight crew in an aircraft</text:p>
        </text:list-item>
        <text:list-item>
          <text:p text:style-name="P12">Added – addMarker function to add markers to boat in lieu of inline code in helocast function. Also allows varying marker types to be used</text:p>
        </text:list-item>
        <text:list-item>
          <text:p text:style-name="P12">Added – ejectBoat function to clearnup helocast function code</text:p>
        </text:list-item>
        <text:list-item>
          <text:p text:style-name="P12">Added – moveBoat function to handle moving boats inside the aircraft</text:p>
        </text:list-item>
        <text:list-item>
          <text:p text:style-name="P12">Fixed – recoverCRRC: restore aircraft to last known altitude instead of 50 meters</text:p>
        </text:list-item>
        <text:list-item>
          <text:p text:style-name="P12">Fixed – recoverCRRC: use rampDoor function in lieu of old code</text:p>
        </text:list-item>
        <text:list-item>
          <text:p text:style-name="P12">Fixed – Prevent AI from turning in mid air during jump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4M59S</meta:editing-duration>
    <meta:editing-cycles>38</meta:editing-cycles>
    <meta:generator>OpenOffice/4.1.6$Win32 OpenOffice.org_project/416m1$Build-9790</meta:generator>
    <dc:date>2020-01-03T17:43:00.69</dc:date>
    <meta:document-statistic meta:table-count="0" meta:image-count="0" meta:object-count="0" meta:page-count="2" meta:paragraph-count="52" meta:word-count="515" meta:character-count="2885"/>
    <meta:user-defined meta:name="Info 1"/>
    <meta:user-defined meta:name="Info 2"/>
    <meta:user-defined meta:name="Info 3"/>
    <meta:user-defined meta:name="Info 4"/>
  </office:meta>
</office:document-meta>
</file>